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E0000001E089A77707.png" manifest:media-type="image/png"/>
  <manifest:file-entry manifest:full-path="Pictures/10000000000001E0000001E02CA3D1F3.png" manifest:media-type="image/png"/>
  <manifest:file-entry manifest:full-path="Pictures/10000000000001E0000001E07197665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3" text:anchor-type="paragraph" svg:x="-0.2146in" svg:y="3.9736in" svg:width="5in" svg:height="5in" draw:z-index="2"><draw:image xlink:href="Pictures/10000000000001E0000001E071976651.png" xlink:type="simple" xlink:show="embed" xlink:actuate="onLoad"/></draw:frame><draw:frame draw:style-name="fr1" draw:name="Image2" text:anchor-type="paragraph" svg:x="2.9862in" svg:y="-0.3937in" svg:width="4.0925in" svg:height="4.0035in" draw:z-index="1"><draw:image xlink:href="Pictures/10000000000001E0000001E02CA3D1F3.png" xlink:type="simple" xlink:show="embed" xlink:actuate="onLoad"/></draw:frame><draw:frame draw:style-name="fr1" draw:name="Image1" text:anchor-type="paragraph" svg:x="-0.6126in" svg:y="-0.3937in" svg:width="3.7953in" svg:height="3.8681in" draw:z-index="0"><draw:image xlink:href="Pictures/10000000000001E0000001E089A77707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k </meta:initial-creator>
    <meta:creation-date>2019-10-29T15:49:29.046008924</meta:creation-date>
    <dc:date>2019-10-29T17:03:24.970307023</dc:date>
    <dc:creator>nick </dc:creator>
    <meta:editing-duration>PT25M21S</meta:editing-duration>
    <meta:editing-cycles>2</meta:editing-cycles>
    <meta:generator>LibreOffice/4.2.8.2$Linux_X86_64 LibreOffice_project/420m0$Build-2</meta:generator>
    <meta:document-statistic meta:table-count="0" meta:image-count="3" meta:object-count="0" meta:page-count="2" meta:paragraph-count="0" meta:word-count="0" meta:character-count="0" meta:non-whitespace-character-count="0"/>
  </office:meta>
</office:document-meta>
</file>